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569758333333" calcext:value-type="float">
            <text:p>2.2357</text:p>
          </table:table-cell>
          <table:table-cell office:value-type="float" office:value="2.4236255" calcext:value-type="float">
            <text:p>2.42363</text:p>
          </table:table-cell>
          <table:table-cell office:value-type="float" office:value="4.336306" calcext:value-type="float">
            <text:p>4.3363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8102833333333" calcext:value-type="float">
            <text:p>2.28103</text:p>
          </table:table-cell>
          <table:table-cell office:value-type="float" office:value="2.42258875" calcext:value-type="float">
            <text:p>2.42259</text:p>
          </table:table-cell>
          <table:table-cell office:value-type="float" office:value="4.439032" calcext:value-type="float">
            <text:p>4.4390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171108333333" calcext:value-type="float">
            <text:p>2.22171</text:p>
          </table:table-cell>
          <table:table-cell office:value-type="float" office:value="2.400334" calcext:value-type="float">
            <text:p>2.40033</text:p>
          </table:table-cell>
          <table:table-cell office:value-type="float" office:value="4.29337" calcext:value-type="float">
            <text:p>4.2933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907875" calcext:value-type="float">
            <text:p>2.29908</text:p>
          </table:table-cell>
          <table:table-cell office:value-type="float" office:value="2.37583416666667" calcext:value-type="float">
            <text:p>2.37583</text:p>
          </table:table-cell>
          <table:table-cell office:value-type="float" office:value="4.235147" calcext:value-type="float">
            <text:p>4.2351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43765" calcext:value-type="float">
            <text:p>2.24438</text:p>
          </table:table-cell>
          <table:table-cell office:value-type="float" office:value="2.36787483333333" calcext:value-type="float">
            <text:p>2.36787</text:p>
          </table:table-cell>
          <table:table-cell office:value-type="float" office:value="4.16884" calcext:value-type="float">
            <text:p>4.1688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4356116666667" calcext:value-type="float">
            <text:p>2.34356</text:p>
          </table:table-cell>
          <table:table-cell office:value-type="float" office:value="2.52618908333333" calcext:value-type="float">
            <text:p>2.52619</text:p>
          </table:table-cell>
          <table:table-cell office:value-type="float" office:value="4.818252" calcext:value-type="float">
            <text:p>4.8182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85" calcext:value-type="float">
            <text:p>2.2485</text:p>
          </table:table-cell>
          <table:table-cell office:value-type="float" office:value="2.34095541666667" calcext:value-type="float">
            <text:p>2.34096</text:p>
          </table:table-cell>
          <table:table-cell office:value-type="float" office:value="3.631709" calcext:value-type="float">
            <text:p>3.6317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708458333333" calcext:value-type="float">
            <text:p>2.31708</text:p>
          </table:table-cell>
          <table:table-cell office:value-type="float" office:value="2.48702666666667" calcext:value-type="float">
            <text:p>2.48703</text:p>
          </table:table-cell>
          <table:table-cell office:value-type="float" office:value="4.495326" calcext:value-type="float">
            <text:p>4.4953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7323366666667" calcext:value-type="float">
            <text:p>2.17323</text:p>
          </table:table-cell>
          <table:table-cell office:value-type="float" office:value="2.3107295" calcext:value-type="float">
            <text:p>2.31073</text:p>
          </table:table-cell>
          <table:table-cell office:value-type="float" office:value="3.263816" calcext:value-type="float">
            <text:p>3.2638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5524775" calcext:value-type="float">
            <text:p>2.25525</text:p>
          </table:table-cell>
          <table:table-cell office:value-type="float" office:value="2.29882441666667" calcext:value-type="float">
            <text:p>2.29882</text:p>
          </table:table-cell>
          <table:table-cell office:value-type="float" office:value="3.771131" calcext:value-type="float">
            <text:p>3.7711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502816666667" calcext:value-type="float">
            <text:p>2.24503</text:p>
          </table:table-cell>
          <table:table-cell office:value-type="float" office:value="2.28301733333333" calcext:value-type="float">
            <text:p>2.28302</text:p>
          </table:table-cell>
          <table:table-cell office:value-type="float" office:value="3.668277" calcext:value-type="float">
            <text:p>3.6682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79735" calcext:value-type="float">
            <text:p>2.25797</text:p>
          </table:table-cell>
          <table:table-cell office:value-type="float" office:value="2.27883475" calcext:value-type="float">
            <text:p>2.27883</text:p>
          </table:table-cell>
          <table:table-cell office:value-type="float" office:value="3.589479" calcext:value-type="float">
            <text:p>3.5894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7584333333333" calcext:value-type="float">
            <text:p>2.27584</text:p>
          </table:table-cell>
          <table:table-cell office:value-type="float" office:value="2.39215333333333" calcext:value-type="float">
            <text:p>2.39215</text:p>
          </table:table-cell>
          <table:table-cell office:value-type="float" office:value="4.364033" calcext:value-type="float">
            <text:p>4.3640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43025" calcext:value-type="float">
            <text:p>2.2743</text:p>
          </table:table-cell>
          <table:table-cell office:value-type="float" office:value="2.39318375" calcext:value-type="float">
            <text:p>2.39318</text:p>
          </table:table-cell>
          <table:table-cell office:value-type="float" office:value="4.279617" calcext:value-type="float">
            <text:p>4.2796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6830566666667" calcext:value-type="float">
            <text:p>2.26831</text:p>
          </table:table-cell>
          <table:table-cell office:value-type="float" office:value="2.34040775" calcext:value-type="float">
            <text:p>2.34041</text:p>
          </table:table-cell>
          <table:table-cell office:value-type="float" office:value="4.006667" calcext:value-type="float">
            <text:p>4.0066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232" calcext:value-type="float">
            <text:p>2.26232</text:p>
          </table:table-cell>
          <table:table-cell office:value-type="float" office:value="2.3525475" calcext:value-type="float">
            <text:p>2.35255</text:p>
          </table:table-cell>
          <table:table-cell office:value-type="float" office:value="4.150809" calcext:value-type="float">
            <text:p>4.1508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13625" calcext:value-type="float">
            <text:p>2.26136</text:p>
          </table:table-cell>
          <table:table-cell office:value-type="float" office:value="2.32675541666667" calcext:value-type="float">
            <text:p>2.32676</text:p>
          </table:table-cell>
          <table:table-cell office:value-type="float" office:value="3.792491" calcext:value-type="float">
            <text:p>3.7924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5888975" calcext:value-type="float">
            <text:p>2.15889</text:p>
          </table:table-cell>
          <table:table-cell office:value-type="float" office:value="2.25612475" calcext:value-type="float">
            <text:p>2.25612</text:p>
          </table:table-cell>
          <table:table-cell office:value-type="float" office:value="3.280002" calcext:value-type="float">
            <text:p>3.2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427591666667" calcext:value-type="float">
            <text:p>2.25428</text:p>
          </table:table-cell>
          <table:table-cell office:value-type="float" office:value="2.40225425" calcext:value-type="float">
            <text:p>2.40225</text:p>
          </table:table-cell>
          <table:table-cell office:value-type="float" office:value="4.116746" calcext:value-type="float">
            <text:p>4.1167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313558333333" calcext:value-type="float">
            <text:p>2.26314</text:p>
          </table:table-cell>
          <table:table-cell office:value-type="float" office:value="2.24929058333333" calcext:value-type="float">
            <text:p>2.24929</text:p>
          </table:table-cell>
          <table:table-cell office:value-type="float" office:value="3.763685" calcext:value-type="float">
            <text:p>3.7636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718316666667" calcext:value-type="float">
            <text:p>2.24718</text:p>
          </table:table-cell>
          <table:table-cell office:value-type="float" office:value="2.24560691666667" calcext:value-type="float">
            <text:p>2.24561</text:p>
          </table:table-cell>
          <table:table-cell office:value-type="float" office:value="3.613021" calcext:value-type="float">
            <text:p>3.6130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432116666667" calcext:value-type="float">
            <text:p>2.24432</text:p>
          </table:table-cell>
          <table:table-cell office:value-type="float" office:value="2.26588241666667" calcext:value-type="float">
            <text:p>2.26588</text:p>
          </table:table-cell>
          <table:table-cell office:value-type="float" office:value="3.514936" calcext:value-type="float">
            <text:p>3.5149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4406058333333" calcext:value-type="float">
            <text:p>2.24406</text:p>
          </table:table-cell>
          <table:table-cell office:value-type="float" office:value="2.33633308333333" calcext:value-type="float">
            <text:p>2.33633</text:p>
          </table:table-cell>
          <table:table-cell office:value-type="float" office:value="3.691397" calcext:value-type="float">
            <text:p>3.691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294183333333" calcext:value-type="float">
            <text:p>2.24294</text:p>
          </table:table-cell>
          <table:table-cell office:value-type="float" office:value="2.31471933333333" calcext:value-type="float">
            <text:p>2.31472</text:p>
          </table:table-cell>
          <table:table-cell office:value-type="float" office:value="3.508664" calcext:value-type="float">
            <text:p>3.5086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3883266666667" calcext:value-type="float">
            <text:p>2.13883</text:p>
          </table:table-cell>
          <table:table-cell office:value-type="float" office:value="2.23791391666667" calcext:value-type="float">
            <text:p>2.23791</text:p>
          </table:table-cell>
          <table:table-cell office:value-type="float" office:value="2.745895" calcext:value-type="float">
            <text:p>2.745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3522216666667" calcext:value-type="float">
            <text:p>2.23522</text:p>
          </table:table-cell>
          <table:table-cell office:value-type="float" office:value="2.37294841666667" calcext:value-type="float">
            <text:p>2.37295</text:p>
          </table:table-cell>
          <table:table-cell office:value-type="float" office:value="4.217602" calcext:value-type="float">
            <text:p>4.217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3311741666667" calcext:value-type="float">
            <text:p>2.23312</text:p>
          </table:table-cell>
          <table:table-cell office:value-type="float" office:value="2.25022658333333" calcext:value-type="float">
            <text:p>2.25023</text:p>
          </table:table-cell>
          <table:table-cell office:value-type="float" office:value="3.337335" calcext:value-type="float">
            <text:p>3.3373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22983091666667" calcext:value-type="float">
            <text:p>2.22983</text:p>
          </table:table-cell>
          <table:table-cell office:value-type="float" office:value="2.26150925" calcext:value-type="float">
            <text:p>2.26151</text:p>
          </table:table-cell>
          <table:table-cell office:value-type="float" office:value="3.355454" calcext:value-type="float">
            <text:p>3.3554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876675" calcext:value-type="float">
            <text:p>2.22877</text:p>
          </table:table-cell>
          <table:table-cell office:value-type="float" office:value="2.37903008333333" calcext:value-type="float">
            <text:p>2.37903</text:p>
          </table:table-cell>
          <table:table-cell office:value-type="float" office:value="3.647137" calcext:value-type="float">
            <text:p>3.6471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852716666667" calcext:value-type="float">
            <text:p>2.22853</text:p>
          </table:table-cell>
          <table:table-cell office:value-type="float" office:value="2.29943841666667" calcext:value-type="float">
            <text:p>2.29944</text:p>
          </table:table-cell>
          <table:table-cell office:value-type="float" office:value="3.710896" calcext:value-type="float">
            <text:p>3.710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730883333333" calcext:value-type="float">
            <text:p>2.22731</text:p>
          </table:table-cell>
          <table:table-cell office:value-type="float" office:value="2.30341758333333" calcext:value-type="float">
            <text:p>2.30342</text:p>
          </table:table-cell>
          <table:table-cell office:value-type="float" office:value="3.638966" calcext:value-type="float">
            <text:p>3.6389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373383333333" calcext:value-type="float">
            <text:p>2.22373</text:p>
          </table:table-cell>
          <table:table-cell office:value-type="float" office:value="2.25614175" calcext:value-type="float">
            <text:p>2.25614</text:p>
          </table:table-cell>
          <table:table-cell office:value-type="float" office:value="3.517669" calcext:value-type="float">
            <text:p>3.5176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145833333333" calcext:value-type="float">
            <text:p>2.22146</text:p>
          </table:table-cell>
          <table:table-cell office:value-type="float" office:value="2.29156291666667" calcext:value-type="float">
            <text:p>2.29156</text:p>
          </table:table-cell>
          <table:table-cell office:value-type="float" office:value="3.45873" calcext:value-type="float">
            <text:p>3.4587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127766666667" calcext:value-type="float">
            <text:p>2.22128</text:p>
          </table:table-cell>
          <table:table-cell office:value-type="float" office:value="2.31605516666667" calcext:value-type="float">
            <text:p>2.31606</text:p>
          </table:table-cell>
          <table:table-cell office:value-type="float" office:value="3.750514" calcext:value-type="float">
            <text:p>3.7505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117266666667" calcext:value-type="float">
            <text:p>2.22117</text:p>
          </table:table-cell>
          <table:table-cell office:value-type="float" office:value="2.16130725" calcext:value-type="float">
            <text:p>2.16131</text:p>
          </table:table-cell>
          <table:table-cell office:value-type="float" office:value="3.191423" calcext:value-type="float">
            <text:p>3.1914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945966666667" calcext:value-type="float">
            <text:p>2.21946</text:p>
          </table:table-cell>
          <table:table-cell office:value-type="float" office:value="2.306673" calcext:value-type="float">
            <text:p>2.30667</text:p>
          </table:table-cell>
          <table:table-cell office:value-type="float" office:value="3.633041" calcext:value-type="float">
            <text:p>3.6330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506308333333" calcext:value-type="float">
            <text:p>2.21506</text:p>
          </table:table-cell>
          <table:table-cell office:value-type="float" office:value="2.43227225" calcext:value-type="float">
            <text:p>2.43227</text:p>
          </table:table-cell>
          <table:table-cell office:value-type="float" office:value="3.919303" calcext:value-type="float">
            <text:p>3.919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0308491666667" calcext:value-type="float">
            <text:p>2.20308</text:p>
          </table:table-cell>
          <table:table-cell office:value-type="float" office:value="2.2110945" calcext:value-type="float">
            <text:p>2.21109</text:p>
          </table:table-cell>
          <table:table-cell office:value-type="float" office:value="3.21062" calcext:value-type="float">
            <text:p>3.2106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7202" calcext:value-type="float">
            <text:p>2.2072</text:p>
          </table:table-cell>
          <table:table-cell office:value-type="float" office:value="2.32600366666667" calcext:value-type="float">
            <text:p>2.326</text:p>
          </table:table-cell>
          <table:table-cell office:value-type="float" office:value="3.452834" calcext:value-type="float">
            <text:p>3.4528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0607066666667" calcext:value-type="float">
            <text:p>2.20607</text:p>
          </table:table-cell>
          <table:table-cell office:value-type="float" office:value="2.15305108333333" calcext:value-type="float">
            <text:p>2.15305</text:p>
          </table:table-cell>
          <table:table-cell office:value-type="float" office:value="2.990886" calcext:value-type="float">
            <text:p>2.9908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992308333333" calcext:value-type="float">
            <text:p>2.19992</text:p>
          </table:table-cell>
          <table:table-cell office:value-type="float" office:value="2.33337683333333" calcext:value-type="float">
            <text:p>2.33338</text:p>
          </table:table-cell>
          <table:table-cell office:value-type="float" office:value="3.606725" calcext:value-type="float">
            <text:p>3.6067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9675775" calcext:value-type="float">
            <text:p>2.19676</text:p>
          </table:table-cell>
          <table:table-cell office:value-type="float" office:value="2.31608816666667" calcext:value-type="float">
            <text:p>2.31609</text:p>
          </table:table-cell>
          <table:table-cell office:value-type="float" office:value="3.287849" calcext:value-type="float">
            <text:p>3.2878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561958333333" calcext:value-type="float">
            <text:p>2.19562</text:p>
          </table:table-cell>
          <table:table-cell office:value-type="float" office:value="2.27707125" calcext:value-type="float">
            <text:p>2.27707</text:p>
          </table:table-cell>
          <table:table-cell office:value-type="float" office:value="3.281725" calcext:value-type="float">
            <text:p>3.2817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264116666667" calcext:value-type="float">
            <text:p>2.19264</text:p>
          </table:table-cell>
          <table:table-cell office:value-type="float" office:value="2.39487408333333" calcext:value-type="float">
            <text:p>2.39487</text:p>
          </table:table-cell>
          <table:table-cell office:value-type="float" office:value="3.75324" calcext:value-type="float">
            <text:p>3.7532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8782475" calcext:value-type="float">
            <text:p>2.18782</text:p>
          </table:table-cell>
          <table:table-cell office:value-type="float" office:value="2.33254558333333" calcext:value-type="float">
            <text:p>2.33255</text:p>
          </table:table-cell>
          <table:table-cell office:value-type="float" office:value="3.284179" calcext:value-type="float">
            <text:p>3.2841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877035" calcext:value-type="float">
            <text:p>2.1877</text:p>
          </table:table-cell>
          <table:table-cell office:value-type="float" office:value="2.24041391666667" calcext:value-type="float">
            <text:p>2.24041</text:p>
          </table:table-cell>
          <table:table-cell office:value-type="float" office:value="2.755439" calcext:value-type="float">
            <text:p>2.7554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19725" calcext:value-type="float">
            <text:p>2.18197</text:p>
          </table:table-cell>
          <table:table-cell office:value-type="float" office:value="2.2498225" calcext:value-type="float">
            <text:p>2.24982</text:p>
          </table:table-cell>
          <table:table-cell office:value-type="float" office:value="2.957406" calcext:value-type="float">
            <text:p>2.9574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7968191666667" calcext:value-type="float">
            <text:p>2.17968</text:p>
          </table:table-cell>
          <table:table-cell office:value-type="float" office:value="2.23949858333333" calcext:value-type="float">
            <text:p>2.2395</text:p>
          </table:table-cell>
          <table:table-cell office:value-type="float" office:value="2.59641" calcext:value-type="float">
            <text:p>2.5964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7920983333333" calcext:value-type="float">
            <text:p>2.17921</text:p>
          </table:table-cell>
          <table:table-cell office:value-type="float" office:value="2.36421525" calcext:value-type="float">
            <text:p>2.36422</text:p>
          </table:table-cell>
          <table:table-cell office:value-type="float" office:value="3.099805" calcext:value-type="float">
            <text:p>3.0998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674983333333" calcext:value-type="float">
            <text:p>2.17675</text:p>
          </table:table-cell>
          <table:table-cell office:value-type="float" office:value="2.32841233333333" calcext:value-type="float">
            <text:p>2.32841</text:p>
          </table:table-cell>
          <table:table-cell office:value-type="float" office:value="3.537971" calcext:value-type="float">
            <text:p>3.5379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6641166666667" calcext:value-type="float">
            <text:p>2.16641</text:p>
          </table:table-cell>
          <table:table-cell office:value-type="float" office:value="2.26817083333333" calcext:value-type="float">
            <text:p>2.26817</text:p>
          </table:table-cell>
          <table:table-cell office:value-type="float" office:value="3.045621" calcext:value-type="float">
            <text:p>3.0456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517758333333" calcext:value-type="float">
            <text:p>2.16518</text:p>
          </table:table-cell>
          <table:table-cell office:value-type="float" office:value="2.264053" calcext:value-type="float">
            <text:p>2.26405</text:p>
          </table:table-cell>
          <table:table-cell office:value-type="float" office:value="2.985316" calcext:value-type="float">
            <text:p>2.9853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517366666667" calcext:value-type="float">
            <text:p>2.16517</text:p>
          </table:table-cell>
          <table:table-cell office:value-type="float" office:value="2.14403825" calcext:value-type="float">
            <text:p>2.14404</text:p>
          </table:table-cell>
          <table:table-cell office:value-type="float" office:value="2.73908" calcext:value-type="float">
            <text:p>2.7390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624858333333" calcext:value-type="float">
            <text:p>2.16625</text:p>
          </table:table-cell>
          <table:table-cell office:value-type="float" office:value="2.16413525" calcext:value-type="float">
            <text:p>2.16414</text:p>
          </table:table-cell>
          <table:table-cell office:value-type="float" office:value="3.136456" calcext:value-type="float">
            <text:p>3.1364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4639858333333" calcext:value-type="float">
            <text:p>2.1464</text:p>
          </table:table-cell>
          <table:table-cell office:value-type="float" office:value="2.1081515" calcext:value-type="float">
            <text:p>2.10815</text:p>
          </table:table-cell>
          <table:table-cell office:value-type="float" office:value="2.49892" calcext:value-type="float">
            <text:p>2.4989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36231" calcext:value-type="float">
            <text:p>2.13623</text:p>
          </table:table-cell>
          <table:table-cell office:value-type="float" office:value="2.28496558333333" calcext:value-type="float">
            <text:p>2.28497</text:p>
          </table:table-cell>
          <table:table-cell office:value-type="float" office:value="3.103234" calcext:value-type="float">
            <text:p>3.1032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598533333333" calcext:value-type="float">
            <text:p>2.13599</text:p>
          </table:table-cell>
          <table:table-cell office:value-type="float" office:value="2.12017366666667" calcext:value-type="float">
            <text:p>2.12017</text:p>
          </table:table-cell>
          <table:table-cell office:value-type="float" office:value="2.651364" calcext:value-type="float">
            <text:p>2.6513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2869616666667" calcext:value-type="float">
            <text:p>2.1287</text:p>
          </table:table-cell>
          <table:table-cell office:value-type="float" office:value="2.21389158333333" calcext:value-type="float">
            <text:p>2.21389</text:p>
          </table:table-cell>
          <table:table-cell office:value-type="float" office:value="2.994423" calcext:value-type="float">
            <text:p>2.9944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2295541666667" calcext:value-type="float">
            <text:p>2.12296</text:p>
          </table:table-cell>
          <table:table-cell office:value-type="float" office:value="2.17260666666667" calcext:value-type="float">
            <text:p>2.17261</text:p>
          </table:table-cell>
          <table:table-cell office:value-type="float" office:value="2.725123" calcext:value-type="float">
            <text:p>2.7251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03999" calcext:value-type="float">
            <text:p>2.104</text:p>
          </table:table-cell>
          <table:table-cell office:value-type="float" office:value="2.17170191666667" calcext:value-type="float">
            <text:p>2.1717</text:p>
          </table:table-cell>
          <table:table-cell office:value-type="float" office:value="2.634167" calcext:value-type="float">
            <text:p>2.6341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A1:.A5])" office:value-type="float" office:value="1" calcext:value-type="float">
            <text:p>1</text:p>
          </table:table-cell>
          <table:table-cell table:formula="of:=SUM([.B1:.B5])" office:value-type="float" office:value="1" calcext:value-type="float">
            <text:p>1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3" calcext:value-type="float">
            <text:p>3</text:p>
          </table:table-cell>
          <table:table-cell table:formula="of:=SUM([.E1:.E5])" office:value-type="float" office:value="1" calcext:value-type="float">
            <text:p>1</text:p>
          </table:table-cell>
          <table:table-cell table:formula="of:=SUM([.F1:.F5])" office:value-type="float" office:value="3" calcext:value-type="float">
            <text:p>3</text:p>
          </table:table-cell>
          <table:table-cell table:formula="of:=SUM([.G1:.G5])" office:value-type="float" office:value="0" calcext:value-type="float">
            <text:p>0</text:p>
          </table:table-cell>
          <table:table-cell table:formula="of:=SUM([.H1:.H5])" office:value-type="float" office:value="4" calcext:value-type="float">
            <text:p>4</text:p>
          </table:table-cell>
          <table:table-cell table:formula="of:=SUM([.I1:.I5])" office:value-type="float" office:value="1" calcext:value-type="float">
            <text:p>1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1" calcext:value-type="float">
            <text:p>1</text:p>
          </table:table-cell>
          <table:table-cell table:formula="of:=SUM([.M1:.M5])" office:value-type="float" office:value="1" calcext:value-type="float">
            <text:p>1</text:p>
          </table:table-cell>
          <table:table-cell table:formula="of:=SUM([.N1:.N5])" office:value-type="float" office:value="3" calcext:value-type="float">
            <text:p>3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4" calcext:value-type="float">
            <text:p>4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3" calcext:value-type="float">
            <text:p>3</text:p>
          </table:table-cell>
          <table:table-cell table:formula="of:=SUM([.S1:.S5])" office:value-type="float" office:value="1" calcext:value-type="float">
            <text:p>1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3" calcext:value-type="float">
            <text:p>3</text:p>
          </table:table-cell>
          <table:table-cell table:formula="of:=SUM([.V1:.V5])" office:value-type="float" office:value="1" calcext:value-type="float">
            <text:p>1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4" calcext:value-type="float">
            <text:p>4</text:p>
          </table:table-cell>
          <table:table-cell table:formula="of:=SUM([.Y1:.Y5])" office:value-type="float" office:value="4" calcext:value-type="float">
            <text:p>4</text:p>
          </table:table-cell>
          <table:table-cell table:formula="of:=SUM([.Z1:.Z5])" office:value-type="float" office:value="1" calcext:value-type="float">
            <text:p>1</text:p>
          </table:table-cell>
          <table:table-cell table:formula="of:=SUM([.AA1:.AA5])" office:value-type="float" office:value="1" calcext:value-type="float">
            <text:p>1</text:p>
          </table:table-cell>
          <table:table-cell table:formula="of:=SUM([.AB1:.AB5])" office:value-type="float" office:value="4" calcext:value-type="float">
            <text:p>4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2" calcext:value-type="float">
            <text:p>2</text:p>
          </table:table-cell>
          <table:table-cell table:formula="of:=SUM([.AG1:.AG5])" office:value-type="float" office:value="4" calcext:value-type="float">
            <text:p>4</text:p>
          </table:table-cell>
          <table:table-cell table:formula="of:=SUM([.AH1:.AH5])" office:value-type="float" office:value="2" calcext:value-type="float">
            <text:p>2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1" calcext:value-type="float">
            <text:p>1</text:p>
          </table:table-cell>
          <table:table-cell table:formula="of:=SUM([.AK1:.AK5])" office:value-type="float" office:value="1" calcext:value-type="float">
            <text:p>1</text:p>
          </table:table-cell>
          <table:table-cell table:formula="of:=SUM([.AL1:.AL5])" office:value-type="float" office:value="4" calcext:value-type="float">
            <text:p>4</text:p>
          </table:table-cell>
          <table:table-cell table:formula="of:=SUM([.AM1:.AM5])" office:value-type="float" office:value="4" calcext:value-type="float">
            <text:p>4</text:p>
          </table:table-cell>
          <table:table-cell table:formula="of:=SUM([.AN1:.AN5])" office:value-type="float" office:value="3" calcext:value-type="float">
            <text:p>3</text:p>
          </table:table-cell>
          <table:table-cell table:formula="of:=SUM([.AO1:.AO5])" office:value-type="float" office:value="1" calcext:value-type="float">
            <text:p>1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3" calcext:value-type="float">
            <text:p>3</text:p>
          </table:table-cell>
          <table:table-cell table:formula="of:=SUM([.AR1:.AR5])" office:value-type="float" office:value="3" calcext:value-type="float">
            <text:p>3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1" calcext:value-type="float">
            <text:p>1</text:p>
          </table:table-cell>
          <table:table-cell table:formula="of:=SUM([.AV1:.AV5])" office:value-type="float" office:value="2" calcext:value-type="float">
            <text:p>2</text:p>
          </table:table-cell>
          <table:table-cell table:formula="of:=SUM([.AW1:.AW5])" office:value-type="float" office:value="1" calcext:value-type="float">
            <text:p>1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4" calcext:value-type="float">
            <text:p>4</text:p>
          </table:table-cell>
          <table:table-cell table:formula="of:=SUM([.AZ1:.AZ5])" office:value-type="float" office:value="1" calcext:value-type="float">
            <text:p>1</text:p>
          </table:table-cell>
          <table:table-cell table:formula="of:=SUM([.BA1:.BA5])" office:value-type="float" office:value="4" calcext:value-type="float">
            <text:p>4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4" calcext:value-type="float">
            <text:p>4</text:p>
          </table:table-cell>
          <table:table-cell table:formula="of:=SUM([.BD1:.BD5])" office:value-type="float" office:value="3" calcext:value-type="float">
            <text:p>3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2" calcext:value-type="float">
            <text:p>2</text:p>
          </table:table-cell>
          <table:table-cell table:formula="of:=SUM([.BG1:.BG5])" office:value-type="float" office:value="2" calcext:value-type="float">
            <text:p>2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5" calcext:value-type="float">
            <text:p>5</text:p>
          </table:table-cell>
          <table:table-cell table:formula="of:=SUM([.BL1:.BL5])" office:value-type="float" office:value="3" calcext:value-type="float">
            <text:p>3</text:p>
          </table:table-cell>
          <table:table-cell table:formula="of:=SUM([.BM1:.BM5])" office:value-type="float" office:value="3" calcext:value-type="float">
            <text:p>3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0" calcext:value-type="float">
            <text:p>0</text:p>
          </table:table-cell>
          <table:table-cell table:formula="of:=SUM([.BP1:.BP5])" office:value-type="float" office:value="2" calcext:value-type="float">
            <text:p>2</text:p>
          </table:table-cell>
          <table:table-cell table:formula="of:=SUM([.BQ1:.BQ5])" office:value-type="float" office:value="2" calcext:value-type="float">
            <text:p>2</text:p>
          </table:table-cell>
          <table:table-cell table:formula="of:=SUM([.BR1:.BR5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5T10:12:42.403828172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4636" meta:object-count="0"/>
  </office:meta>
</office:document-meta>
</file>